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09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BOM Micro Qua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table:style-name="ce5" table:formula="of:=4.29*1.19" office:value-type="currency" office:currency="EUR" office:value="5.1051">
            <text:p>5,11 €</text:p>
          </table:table-cell>
          <table:table-cell table:formula="of:=[.E5]*[.D5]" office:value-type="currency" office:currency="EUR" office:value="5.1051">
            <text:p>5,1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table:style-name="ce5"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table:style-name="ce5"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3">
          <table:table-cell table:style-name="ce3"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table:style-name="ce5" table:formula="of:=1*1.19" office:value-type="currency" office:currency="EUR" office:value="1.19">
            <text:p>1,19 €</text:p>
          </table:table-cell>
          <table:table-cell table:formula="of:=[.E11]*[.D11]" office:value-type="currency" office:currency="EUR" office:value="4.76">
            <text:p>4,76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7.29">
            <text:p>7,29 €</text:p>
          </table:table-cell>
          <table:table-cell table:formula="of:=[.E13]*[.D13]" office:value-type="currency" office:currency="EUR" office:value="7.29">
            <text:p>7,29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office:value-type="string">
            <text:p>PTS525</text:p>
          </table:table-cell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table:style-name="ce5" table:formula="of:=0.6*1.19" office:value-type="currency" office:currency="EUR" office:value="0.714">
            <text:p>0,71 €</text:p>
          </table:table-cell>
          <table:table-cell table:formula="of:=[.E15]*[.D15]" office:value-type="currency" office:currency="EUR" office:value="0.714">
            <text:p>0,7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office:value-type="string">
            <text:p>FT230</text:p>
          </table:table-cell>
          <table:table-cell office:value-type="string">
            <text:p>USB-to-UART</text:p>
          </table:table-cell>
          <table:table-cell office:value-type="float" office:value="1">
            <text:p>1</text:p>
          </table:table-cell>
          <table:table-cell table:style-name="ce5" table:formula="of:=1.92*1.19" office:value-type="currency" office:currency="EUR" office:value="2.2848">
            <text:p>2,28 €</text:p>
          </table:table-cell>
          <table:table-cell table:formula="of:=[.E16]*[.D16]" office:value-type="currency" office:currency="EUR" office:value="2.2848">
            <text:p>2,28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3">
          <table:table-cell table:style-name="ce3" office:value-type="float" office:value="13">
            <text:p>13</text:p>
          </table:table-cell>
          <table:table-cell office:value-type="string">
            <text:p>MCP73831</text:p>
          </table:table-cell>
          <table:table-cell office:value-type="string">
            <text:p>USB-Lipo-Lade-IC</text:p>
          </table:table-cell>
          <table:table-cell office:value-type="float" office:value="1">
            <text:p>1</text:p>
          </table:table-cell>
          <table:table-cell table:style-name="ce5" table:formula="of:=0.58*1.19" office:value-type="currency" office:currency="EUR" office:value="0.6902">
            <text:p>0,69 €</text:p>
          </table:table-cell>
          <table:table-cell table:formula="of:=[.E17]*[.D17]" office:value-type="currency" office:currency="EUR" office:value="0.6902">
            <text:p>0,69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3">
          <table:table-cell table:style-name="ce3" office:value-type="float" office:value="14">
            <text:p>14</text:p>
          </table:table-cell>
          <table:table-cell office:value-type="string">
            <text:p>MCP1252-33X50I/MS</text:p>
          </table:table-cell>
          <table:table-cell office:value-type="string">
            <text:p>ChargePump</text:p>
          </table:table-cell>
          <table:table-cell office:value-type="float" office:value="1">
            <text:p>1</text:p>
          </table:table-cell>
          <table:table-cell table:style-name="ce5" table:formula="of:=1.37*1.19" office:value-type="currency" office:currency="EUR" office:value="1.6303">
            <text:p>1,63 €</text:p>
          </table:table-cell>
          <table:table-cell table:formula="of:=[.E18]*[.D18]" office:value-type="currency" office:currency="EUR" office:value="1.6303">
            <text:p>1,63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MicroUSB B connector</text:p>
          </table:table-cell>
          <table:table-cell/>
          <table:table-cell office:value-type="float" office:value="10">
            <text:p>10</text:p>
          </table:table-cell>
          <table:table-cell table:style-name="ce5" office:value-type="currency" office:currency="EUR" office:value="0.391">
            <text:p>0,39 €</text:p>
          </table:table-cell>
          <table:table-cell table:formula="of:=[.E19]*[.D19]" office:value-type="currency" office:currency="EUR" office:value="3.91">
            <text:p>3,91 €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number-columns-repeated="2"/>
          <table:table-cell table:number-columns-repeated="2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number-columns-repeated="2"/>
          <table:table-cell table:number-columns-repeated="2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l</text:p>
          </table:table-cell>
          <table:table-cell table:number-columns-repeated="4"/>
          <table:table-cell table:formula="of:=SUM([.F5:.F21])" office:value-type="currency" office:currency="EUR" office:value="104.5444">
            <text:p>104,54 €</text:p>
          </table:table-cell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21:56:19</meta:creation-date>
    <dc:date>2012-07-16T00:02:37</dc:date>
    <meta:editing-duration>PT4H44M54S</meta:editing-duration>
    <meta:editing-cycles>8</meta:editing-cycles>
    <meta:generator>LibreOffice/3.5$Linux_x86 LibreOffice_project/350m1$Build-2</meta:generator>
    <dc:creator>Konstantin </dc:creator>
    <meta:document-statistic meta:table-count="3" meta:cell-count="119" meta:object-count="0"/>
  </office:meta>
</office:document-meta>
</file>